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A000000CC63ECC1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66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9900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ffff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5.0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8.274cm" svg:height="1.995cm" svg:x="-0.073cm" svg:y="1.343cm">
          <draw:text-box>
            <text:p text:style-name="P1"><text:span text:style-name="T1">PointCloud Segmentation</text:span></text:p>
            <text:p text:style-name="P1"><text:span text:style-name="T2"/></text:p>
            <text:p text:style-name="P1"><text:span text:style-name="T3">Testing Platform</text:span></text:p>
          </draw:text-box>
        </draw:frame>
        <draw:frame draw:style-name="gr3" draw:text-style-name="P1" draw:layer="layout" svg:width="4.232cm" svg:height="5.079cm" svg:x="1.991cm" svg:y="1.652cm">
          <draw:image xlink:href="Pictures/10000201000000AA000000CC63ECC1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6cm" svg:stroke-color="#333333" draw:marker-start-width="0.305cm" draw:marker-start-center="false" draw:marker-end-width="0.305cm" draw:marker-end-center="false" draw:fill="solid" draw:fill-color="#33ff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5:06:06.992398505</meta:creation-date>
    <dc:date>2016-12-19T15:22:49.891051002</dc:date>
    <meta:editing-duration>PT1M14S</meta:editing-duration>
    <meta:editing-cycles>5</meta:editing-cycles>
    <meta:generator>LibreOffice/4.2.8.2$Linux_X86_64 LibreOffice_project/420m0$Build-2</meta:generator>
    <meta:document-statistic meta:object-count="3"/>
  </office:meta>
</office:document-meta>
</file>